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9.463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4.514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7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287738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héritag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 Famille default 1</text:p>
          </table:table-cell>
          <table:table-cell table:style-name="ce3" table:number-columns-repeated="2"/>
          <table:table-cell table:style-name="ce3" office:value-type="string">
            <text:p>TST_DEFAULTFAMILY1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5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5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2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6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6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3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7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7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4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8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8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5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9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9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6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1">
            <text:p>201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2">
            <text:p>202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3">
            <text:p>203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5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5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4">
            <text:p>204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6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6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5">
            <text:p>205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he title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1</text:p>
          </table:table-cell>
          <table:table-cell table:style-name="ce6" office:value-type="string">
            <text:p>::isOne(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::oneMore(TST_NUMBER1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3</text:p>
          </table:table-cell>
          <table:table-cell table:style-name="ce6" office:value-type="string">
            <text:p>::oneMore(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4</text:p>
          </table:table-cell>
          <table:table-cell table:style-name="ce6" office:value-type="string">
            <text:p>::oneMore("3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5</text:p>
          </table:table-cell>
          <table:table-cell table:style-name="ce6" office:value-type="string">
            <text:p>::oneMore('4'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6</text:p>
          </table:table-cell>
          <table:table-cell table:style-name="ce6" office:value-type="string">
            <text:p>::simpleAdd("34","16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7</text:p>
          </table:table-cell>
          <table:table-cell table:style-name="ce6" office:value-type="string">
            <text:p>::simpleAdd("34", '16', TST_NUMBER1, TST_NUMBER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8</text:p>
          </table:table-cell>
          <table:table-cell table:style-name="ce6" office:value-type="string">
            <text:p>TestStaticDefault::multiAdd(1,2,3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9</text:p>
          </table:table-cell>
          <table:table-cell table:style-name="ce6" office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1</text:p>
          </table:table-cell>
          <table:table-cell table:style-name="ce6" office:value-type="string">
            <text:p>::itSelf('TST_TITLE'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2</text:p>
          </table:table-cell>
          <table:table-cell table:style-name="ce6" office:value-type="string">
            <text:p>::itSelf("TST_TITLE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3</text:p>
          </table:table-cell>
          <table:table-cell table:style-name="ce6" office:value-type="string">
            <text:p>::commaConcat(TST_TEXT1, TST_TEXT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4</text:p>
          </table:table-cell>
          <table:table-cell table:style-name="ce6" office:value-type="string">
            <text:p>::commaConcat("it is", 'simple word', testing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5</text:p>
          </table:table-cell>
          <table:table-cell table:style-name="ce6" office:value-type="string">
            <text:p>::commaConcat("it's", 'a "citation"', "and \"second\"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6</text:p>
          </table:table-cell>
          <table:table-cell table:style-name="ce6" office:value-type="string">
            <text:p>TestStaticDefault::semiColumnConcat("[",TST_TEXT1,"]")</text:p>
          </table:table-cell>
          <table:table-cell table:style-name="ce6" table:number-columns-repeated="253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TST_FR_PARAM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1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1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2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3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1</text:p>
          </table:table-cell>
          <table:table-cell table:style-name="ce6" office:value-type="string">
            <text:p>test one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2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3</text:p>
          </table:table-cell>
          <table:table-cell table:style-name="ce6" office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6" table:default-cell-style-name="ce6"/>
        <table:table-column table:style-name="co6" table:default-cell-style-name="ce6"/>
        <table:table-column table:style-name="co17" table:default-cell-style-name="ce6"/>
        <table:table-column table:style-name="co16" table:number-columns-repeated="253" table:default-cell-style-name="ce6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héritag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 Famille default 2</text:p>
          </table:table-cell>
          <table:table-cell table:style-name="ce3" table:number-columns-repeated="2"/>
          <table:table-cell table:style-name="ce3" office:value-type="string">
            <text:p>TST_DEFAULTFAMILY2</text:p>
          </table:table-cell>
          <table:table-cell table:style-name="ce3" table:number-columns-repeated="25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estDefault.php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5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5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6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6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2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7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7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3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8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8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4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9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9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5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 table:number-rows-repeated="3">
          <table:table-cell table:style-name="ce5" table:number-columns-repeated="256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TITLE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NUMBER1</text:p>
          </table:table-cell>
          <table:table-cell office:value-type="string">
            <text:p>::isOne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NUMBER2</text:p>
          </table:table-cell>
          <table:table-cell office:value-type="string">
            <text:p>::oneMore(TST_NUMBER1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NUMBER3</text:p>
          </table:table-cell>
          <table:table-cell office:value-type="string">
            <text:p>::oneMore(2)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TST_FR_PARAM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1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1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2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3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P1</text:p>
          </table:table-cell>
          <table:table-cell office:value-type="string">
            <text:p>PFirst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P2</text:p>
          </table:table-cell>
          <table:table-cell office:value-type="float" office:value="10">
            <text:p>10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P3</text:p>
          </table:table-cell>
          <table:table-cell office:value-type="string">
            <text:p>::oneMore(TST_P2)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" office:value-type="string">
            <text:p>BEGIN</text:p>
          </table:table-cell>
          <table:table-cell table:style-name="ce3" office:value-type="string">
            <text:p>TST_DEFAULTFAMILY2</text:p>
          </table:table-cell>
          <table:table-cell table:style-name="ce3" office:value-type="string">
            <text:p>Test Famille default 3</text:p>
          </table:table-cell>
          <table:table-cell table:style-name="ce3" table:number-columns-repeated="2"/>
          <table:table-cell table:style-name="ce3" office:value-type="string">
            <text:p>TST_DEFAULTFAMILY3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TITLE</text:p>
          </table:table-cell>
          <table:table-cell office:value-type="string">
            <text:p>Second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NUMBER1</text:p>
          </table:table-cell>
          <table:table-cell table:number-columns-repeated="254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NUMBER2</text:p>
          </table:table-cell>
          <table:table-cell office:value-type="string">
            <text:p>::simpleAdd(12,TST_NUMBER1)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P1</text:p>
          </table:table-cell>
          <table:table-cell office:value-type="string">
            <text:p>PSecond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P3</text:p>
          </table:table-cell>
          <table:table-cell office:value-type="string">
            <text:p>::oneMore(TST_P2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" office:value-type="string">
            <text:p>BEGIN</text:p>
          </table:table-cell>
          <table:table-cell table:style-name="ce3" office:value-type="string">
            <text:p>TST_DEFAULTFAMILY3</text:p>
          </table:table-cell>
          <table:table-cell table:style-name="ce3" office:value-type="string">
            <text:p>Test Famille default 4</text:p>
          </table:table-cell>
          <table:table-cell table:style-name="ce3" table:number-columns-repeated="2"/>
          <table:table-cell table:style-name="ce3" office:value-type="string">
            <text:p>TST_DEFAULTFAMILY4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TITLE</text:p>
          </table:table-cell>
          <table:table-cell office:value-type="string">
            <text:p>Third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NUMBER1</text:p>
          </table:table-cell>
          <table:table-cell table:number-columns-repeated="254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NUMBER2</text:p>
          </table:table-cell>
          <table:table-cell office:value-type="string">
            <text:p>::oneMore(TST_NUMBER1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NUMBER3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ST_P1</text:p>
          </table:table-cell>
          <table:table-cell office:value-type="string">
            <text:p>PThird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5/04/2012</text:date>, <text:time>15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05T15:11:13</dc:date>
    <dc:creator>Eric Brison</dc:creator>
    <meta:generator>LibreOffice/3.4$Linux LibreOffice_project/340m1$Build-402</meta:generator>
    <meta:editing-duration>P3DT8H12M</meta:editing-duration>
    <meta:editing-cycles>80</meta:editing-cycles>
    <meta:document-statistic meta:table-count="2" meta:cell-count="526" meta:object-count="0"/>
  </office:meta>
</office:document-meta>
</file>